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984cm"/>
          <style:tab-stop style:position="4.023cm"/>
          <style:tab-stop style:position="9.839cm"/>
          <style:tab-stop style:position="11.961cm"/>
        </style:tab-stops>
      </style:paragraph-properties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paragraph-properties>
        <style:tab-stops>
          <style:tab-stop style:position="1.984cm"/>
          <style:tab-stop style:position="4.023cm"/>
          <style:tab-stop style:position="9.839cm"/>
          <style:tab-stop style:position="11.961cm"/>
        </style:tab-stops>
      </style:paragraph-properties>
      <style:text-properties fo:language="fr" fo:country="FR" fo:background-color="#ffff00" style:language-asian="zxx" style:country-asian="none" style:language-complex="zxx" style:country-complex="none"/>
    </style:style>
    <style:style style:name="P3" style:family="paragraph" style:parent-style-name="Standard">
      <style:paragraph-properties>
        <style:tab-stops>
          <style:tab-stop style:position="1.984cm"/>
          <style:tab-stop style:position="4.023cm"/>
          <style:tab-stop style:position="9.839cm"/>
          <style:tab-stop style:position="11.961cm"/>
        </style:tab-stops>
      </style:paragraph-properties>
      <style:text-properties fo:language="fr" fo:country="FR" fo:background-color="#66ff00" style:language-asian="zxx" style:country-asian="none" style:language-complex="zxx" style:country-complex="none"/>
    </style:style>
    <style:style style:name="P4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#66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#ff95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#99ff3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#ff99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background-color="transparent">
        <style:tab-stops>
          <style:tab-stop style:position="5.484cm"/>
          <style:tab-stop style:position="15.995cm"/>
          <style:tab-stop style:position="21.67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background-color="transparent">
        <style:tab-stops>
          <style:tab-stop style:position="5.484cm"/>
          <style:tab-stop style:position="15.995cm"/>
          <style:tab-stop style:position="21.67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66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background-color="transparent">
        <style:tab-stops>
          <style:tab-stop style:position="5.484cm"/>
          <style:tab-stop style:position="15.995cm"/>
          <style:tab-stop style:position="21.67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66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99ff3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66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background-color="transparent">
        <style:tab-stops>
          <style:tab-stop style:position="1.984cm"/>
          <style:tab-stop style:position="4.023cm"/>
          <style:tab-stop style:position="9.839cm"/>
          <style:tab-stop style:position="11.961cm"/>
        </style:tab-stops>
        <style:background-image/>
      </style:paragraph-properties>
      <style:text-properties style:use-window-font-color="true" style:text-line-through-style="solid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size="13pt" fo:background-color="transparen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background-color="transparent"/>
    </style:style>
    <style:style style:name="T7" style:family="text">
      <style:text-properties style:text-line-through-style="solid"/>
    </style:style>
    <style:style style:name="T8" style:family="text">
      <style:text-properties fo:background-color="#ff950e"/>
    </style:style>
    <style:style style:name="T9" style:family="text">
      <style:text-properties fo:background-color="#ffff00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background-color="transparent"/>
    </style:style>
    <style:style style:name="T12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omnibus</text:p>
      <text:p text:style-name="P10">1x <text:span text:style-name="T5">Création d'arc fantôme</text:span></text:p>
      <text:p text:style-name="P17"/>
      <text:p text:style-name="P18">Shino Aburame</text:p>
      <text:p text:style-name="P10"><text:span text:style-name="T3">perso<text:tab/>druide<text:tab/></text:span><text:span text:style-name="T6">Convocation d'insectes<text:tab/></text:span><text:span text:style-name="T2">niveau 1</text:span><text:span text:style-name="T6"><text:tab/>pxl2shi1</text:span></text:p>
      <text:p text:style-name="P10"><text:span text:style-name="T6">perso<text:tab/>druide<text:tab/></text:span><text:span text:style-name="T2">Manteau d'insecte</text:span><text:span text:style-name="T6"><text:tab/>niveau 2<text:tab/>pxl2shi2</text:span></text:p>
      <text:p text:style-name="P12"><text:span text:style-name="T5">perso<text:tab/></text:span><text:span text:style-name="T4">mage</text:span><text:span text:style-name="T5"><text:tab/>Progénitures d’araignée<text:tab/></text:span><text:span text:style-name="T4">niveau 3</text:span><text:span text:style-name="T5"><text:tab/>pxl2shi3</text:span></text:p>
      <text:p text:style-name="P12"><text:span text:style-name="T5">perso<text:tab/></text:span><text:span text:style-name="T4">druide</text:span><text:span text:style-name="T5"><text:tab/>fleau d'insectes<text:tab/></text:span><text:span text:style-name="T4">niveau 4</text:span><text:span text:style-name="T5"><text:tab/>pxl2shi4</text:span></text:p>
      <text:p text:style-name="P4"/>
      <text:p text:style-name="P4">Hiravias → sorcier</text:p>
      <text:p text:style-name="P5">6x explosion de feu, 6x griffes du malheur, 4x vents protecteurs</text:p>
      <text:p text:style-name="P4">perso <text:tab/><text:span text:style-name="T1">druide</text:span><text:tab/>Charme personne ou animal<text:tab/><text:span text:style-name="T1">niveau 1</text:span><text:tab/>pxl2ira1</text:p>
      <text:p text:style-name="P4">perso<text:tab/>prêtre<text:tab/>lame enflammée<text:tab/><text:span text:style-name="T1">niveau 1</text:span><text:tab/>pxl2ira2</text:p>
      <text:p text:style-name="P4">commun<text:tab/>prêtre<text:tab/>enchevêtrement<text:tab/>niveau 1<text:tab/>pxl2p105</text:p>
      <text:p text:style-name="P4">commun<text:tab/>prêtre<text:tab/>soin des blessures légères<text:tab/>niveau 1<text:tab/>pxl2p103</text:p>
      <text:p text:style-name="P4">perso<text:tab/><text:span text:style-name="T1">druide</text:span><text:tab/>Convocation d'insectes<text:tab/><text:span text:style-name="T1">niveau 2</text:span><text:tab/>pxl2ira3</text:p>
      <text:p text:style-name="P4">commun<text:tab/>druide<text:tab/>Peau d'écorce<text:tab/>niveau 2<text:tab/>pxl2p202</text:p>
      <text:p text:style-name="P4">perso<text:tab/><text:span text:style-name="T1">prêtre</text:span><text:tab/>soin des blessures moyennes<text:tab/><text:span text:style-name="T1">niveau 2</text:span><text:tab/>pxl2ira4</text:p>
      <text:p text:style-name="P4">perso<text:tab/><text:span text:style-name="T1">prêtre</text:span><text:tab/>Neutralisation du poison<text:tab/>niveau 3<text:tab/>pxl2ira5</text:p>
      <text:p text:style-name="P4">perso<text:tab/>mage<text:tab/>Progénitures d’araignée<text:tab/><text:span text:style-name="T1">niveau 3</text:span><text:tab/>pxl2ira6</text:p>
      <text:p text:style-name="P4">perso<text:tab/><text:span text:style-name="T1">prêtre</text:span><text:tab/>soin des blessures graves<text:tab/><text:span text:style-name="T1">niveau 3</text:span><text:tab/>pxl2ira7</text:p>
      <text:p text:style-name="P4">perso<text:tab/>mage<text:tab/>nuage mortel<text:tab/><text:span text:style-name="T1">niveau 4</text:span><text:tab/>pxl2ira9</text:p>
      <text:p text:style-name="P4">perso<text:tab/><text:span text:style-name="T1">prêtre</text:span><text:tab/>Guérison de masse<text:tab/><text:span text:style-name="T1">niveau 4</text:span><text:tab/>pxl2ir10</text:p>
      <text:p text:style-name="P4">perso<text:tab/><text:span text:style-name="T1">druide</text:span><text:tab/>convocation d''animaux III<text:tab/><text:span text:style-name="T1">niveau 4</text:span><text:tab/>pxl2ir11</text:p>
      <text:p text:style-name="P4">commun<text:tab/>prêtre<text:tab/>Colonne de feu<text:tab/>niveau 5<text:tab/>pxl2p503</text:p>
      <text:p text:style-name="P4">perso<text:tab/><text:span text:style-name="T1">druide</text:span><text:tab/>Conjuration d'animaux<text:tab/><text:span text:style-name="T1">niveau 5</text:span><text:tab/>pxl2ir12</text:p>
      <text:p text:style-name="P4">perso<text:tab/><text:span text:style-name="T1">druide</text:span><text:tab/>fléau d'insectes<text:tab/>niveau 5<text:tab/>pxl2ir13</text:p>
      <text:p text:style-name="P4">perso<text:tab/>mage<text:tab/>Chaîne d'éclairs<text:tab/><text:span text:style-name="T1">niveau 5</text:span><text:tab/>pxl2ir14</text:p>
      <text:p text:style-name="P4"/>
      <text:p text:style-name="P6">Valna Asou → sorciere</text:p>
      <text:p text:style-name="P5">6x Orbe de glace</text:p>
      <text:p text:style-name="P4">commu<text:tab/>prêtre<text:tab/>Apaisement<text:tab/>niveau 1<text:tab/>pxl2p108</text:p>
      <text:p text:style-name="P4">commun<text:tab/>prêtre<text:tab/>Guérison des maladies<text:tab/>niveau 2<text:tab/><text:span text:style-name="T1">pxl2ny11</text:span></text:p>
      <text:p text:style-name="P4">commu<text:tab/>prêtre<text:tab/>Ralentissement du poison<text:tab/>niveau 2<text:tab/>pxl2p212</text:p>
      <text:p text:style-name="P4">perso<text:tab/><text:span text:style-name="T1">prêtre</text:span><text:tab/>Résistance au feu/au froid<text:tab/>niveau 2<text:tab/>pxl2val2</text:p>
      <text:p text:style-name="P4">commun<text:tab/>prêtre<text:tab/>délivrance de la malédiction<text:tab/>niveau 3<text:tab/>pxl2p307</text:p>
      <text:p text:style-name="P4">commun<text:tab/>prêtre<text:tab/>délivrance de la paralysie<text:tab/>niveau 3<text:tab/>pxl2p308</text:p>
      <text:p text:style-name="P4">commun<text:tab/>prêtre<text:tab/>soin des blessures moyennes<text:tab/>niveau 3<text:tab/>pxl2p315</text:p>
      <text:p text:style-name="P4">commun<text:tab/>prêtre<text:tab/>action libre<text:tab/>niveau 4<text:tab/>pxl2p403</text:p>
      <text:p text:style-name="P4">commun<text:tab/>prêtre<text:tab/>soin des blessures graves<text:tab/>niveau 4<text:tab/>pxl2p401</text:p>
      <text:p text:style-name="P4">commun<text:tab/>prêtre<text:tab/>Colonne de feu<text:tab/>niveau 5<text:tab/>pxl2p503</text:p>
      <text:p text:style-name="P4">perso<text:span text:style-name="T1"><text:tab/>prêtre</text:span><text:tab/>Résistance magique<text:tab/>niveau 5<text:tab/>pxl2val1</text:p>
      <text:p text:style-name="P4">commun<text:tab/>prêtre<text:tab/>soin des blessures critiques<text:tab/>niveau 5<text:tab/>pxl2p502</text:p>
      <text:p text:style-name="P1">perso<text:tab/>mage<text:tab/>protection contre les éléments<text:tab/>niveau 6<text:tab/>pxl2val3</text:p>
      <text:p text:style-name="P1"/>
      <text:p text:style-name="P3">Magus Gondè Kyal → elementaliste</text:p>
      <text:p text:style-name="P2">2x Explosion de feu, 2x Décharge electrique</text:p>
      <text:p text:style-name="P1"/>
      <text:p text:style-name="P3">Lantry-&gt; sorcier</text:p>
      <text:p text:style-name="P5">6x Résistance contre les sorts, 6x <text:span text:style-name="T7">explosion de feu</text:span> → pulsation de flammes, 6x Décharge electrique</text:p>
      <text:p text:style-name="P4">perso<text:tab/><text:span text:style-name="T1">prêtre</text:span><text:tab/>Neutralisation du poison<text:tab/>niveau 3<text:tab/>pxl2ira5</text:p>
      <text:p text:style-name="P4">perso<text:tab/>prêtre<text:tab/>Guérison de masse<text:tab/><text:span text:style-name="T1">niveau 4</text:span><text:tab/>pxl2ir10</text:p>
      <text:p text:style-name="P4">perso<text:tab/>prêtre<text:tab/>Régénération<text:tab/><text:span text:style-name="T1">niveau 5</text:span><text:tab/>pxl2lan6</text:p>
      <text:p text:style-name="P4"/>
      <text:p text:style-name="P4">Arantir → necromancien</text:p>
      <text:p text:style-name="P19">1x griffes du malheur, 2x orbe de glace, 1x cercle électrique, 2x odieux rituel d'Orgoth, 2x Conflagration électrique</text:p>
      <text:p text:style-name="P7">Réecrire selon les standards HOMM :</text:p>
      <text:p text:style-name="P7">Fatalité lvl 1<text:span text:style-name="T11">pxl2p113</text:span></text:p>
      <text:p text:style-name="P4"><text:soft-page-break/>Convocation d'insectes lvl 2 (pxl2ira3)</text:p>
      <text:p text:style-name="P7">Influence maléfique lvl 3 (pretre)</text:p>
      <text:p text:style-name="P7">Animation des morts lvl 3</text:p>
      <text:p text:style-name="P7">Poison lvl 4 (pretre)</text:p>
      <text:p text:style-name="P7">Confusion lvl 4</text:p>
      <text:p text:style-name="P7">Domination lvl 5</text:p>
      <text:p text:style-name="P7">Mot de pouvoir cécité lvl 6 (pretre)</text:p>
      <text:p text:style-name="P7">Invocation d'elementaires lvl 7 (pretre)(pxl2zag2)</text:p>
      <text:p text:style-name="P7"/>
      <text:p text:style-name="P5"/>
      <text:p text:style-name="P4"/>
      <text:p text:style-name="P16">Celeb'hel → mage</text:p>
      <text:p text:style-name="P5">1x Arme chargée, 1x avenir fluctuant, 1x conversion magique, 1x Fureur combative, 1x rage de masse</text:p>
      <text:p text:style-name="P4"/>
      <text:p text:style-name="P8">Umbre Tombétoile</text:p>
      <text:p text:style-name="P5">1x Frappe sournoise, 2x précision</text:p>
      <text:p text:style-name="P4"/>
      <text:p text:style-name="P4">Vlad von Carstein</text:p>
      <text:p text:style-name="P5">2x Pulsation de flammes, 1x Coup mortel de Tenser, 1x Griffe du malheur, 1x Avenir Fluctuant, 2x Sang bouillonnant</text:p>
      <text:p text:style-name="P7">Sang bouillonnant pas RP : c'est un vampire !!!!!</text:p>
      <text:p text:style-name="P4"/>
      <text:p text:style-name="P6">Sheltem</text:p>
      <text:p text:style-name="P5">3x Explosion de feu, 2x Pulsation de flammes, 2x Coups mortel de Tenser, 2x Poing Majeur de Keleg-Ze</text:p>
      <text:p text:style-name="P4">commun<text:tab/>prêtre<text:tab/>Colonne de feu<text:tab/>niveau 5<text:tab/>pxl2p503</text:p>
      <text:p text:style-name="P4">perso<text:tab/><text:span text:style-name="T1">prêtre</text:span><text:tab/>Tempete de feu<text:tab/><text:span text:style-name="T1">niveau 6</text:span><text:tab/>pxl2she1</text:p>
      <text:p text:style-name="P4"/>
      <text:p text:style-name="P6">Shiba Tsukune</text:p>
      <text:p text:style-name="P5">3x explosion de feu, 2x Pulsation de flammes, 2x <text:s/>Force incommensurable, 2x Image réfléchie majeure, 2x Lames dansantes, 1x Avenir fluctuant, 1x cercle électrique 1x Chaos tranchant</text:p>
      <text:p text:style-name="P4"/>
      <text:p text:style-name="P6">1x Knolan → sorcier</text:p>
      <text:p text:style-name="P4">6x Fureur combative, 6x enchantement d'arme majeur, 6x rage de masse, 6x toile electrique</text:p>
      <text:p text:style-name="P4">perso<text:tab/><text:span text:style-name="T1">prêtre</text:span><text:tab/>soin des blessures moyennes<text:tab/><text:span text:style-name="T1">niveau 2</text:span><text:tab/><text:span text:style-name="T1">pxl2ira4</text:span></text:p>
      <text:p text:style-name="P4">perso<text:tab/><text:span text:style-name="T1">prêtre</text:span><text:tab/>Neutralisation du poison<text:tab/>niveau 3<text:tab/><text:span text:style-name="T1">pxl2ira5</text:span></text:p>
      <text:p text:style-name="P4">perso<text:tab/>prêtre<text:tab/>Guérison de masse<text:tab/><text:span text:style-name="T1">niveau 4</text:span><text:tab/><text:span text:style-name="T1">pxl2ir10</text:span></text:p>
      <text:p text:style-name="P4">commun<text:tab/>prêtre<text:tab/>Guérison<text:tab/>niveau 6<text:tab/>pxl2p607</text:p>
      <text:p text:style-name="P4"/>
      <text:p text:style-name="P6">Hecubah → Nécromancienne</text:p>
      <text:p text:style-name="P5">2x Pulsation de flamme, 2x griffes du malheur, 1x Avenir fluctuant, 2x Sang bouillonnant</text:p>
      <text:p text:style-name="P4"/>
      <text:p text:style-name="P4">Nynaeve al'Meara <text:span text:style-name="T12">(recréer avec sort de soin 1 niveau en dessous et plus de sort de froid (boule de glace lvl 4)</text:span></text:p>
      <text:p text:style-name="P4">6x explosion de feu, 6x décharge électrique, 6x cercle électrique, 6x Toile electrique, 6x conflagration electrique,</text:p>
      <text:p text:style-name="P9">commun<text:tab/>prêtre<text:tab/>soin des blessures légères<text:tab/>niveau 1<text:tab/>pxl2p103</text:p>
      <text:p text:style-name="P9">commun<text:tab/>prêtre<text:tab/>ralentissement du poison<text:tab/>niveau 2<text:tab/>pxl2p212</text:p>
      <text:p text:style-name="P9">perso<text:tab/>prêtre<text:tab/>guérison des maladies<text:tab/><text:span text:style-name="T1">niveau 2</text:span><text:tab/>pxl2ny11</text:p>
      <text:p text:style-name="P9">commun<text:tab/>prêtre<text:tab/>soin des blessures moyennes<text:tab/>niveau 3<text:tab/>pxl2p315</text:p>
      <text:p text:style-name="P9">commun<text:tab/>prêtre<text:tab/>délivrance de la malédiction<text:tab/>niveau 3<text:tab/>pxl2p307</text:p>
      <text:p text:style-name="P9">commun<text:tab/>prêtre<text:tab/>délivrance de la paralysie<text:tab/>niveau 3<text:tab/>pxl2p308</text:p>
      <text:p text:style-name="P9">commun<text:tab/>prêtre<text:tab/>soin des blessures grave<text:tab/>niveau 4<text:tab/>pxl2p401</text:p>
      <text:p text:style-name="P9">commun<text:tab/>prêtre<text:tab/>restitution mineure<text:tab/>niveau 4<text:tab/>pxl2p417</text:p>
      <text:p text:style-name="P9">commun<text:tab/>prêtre<text:tab/>soin des blessures critiques<text:tab/>niveau 5<text:tab/>pxl2p502</text:p>
      <text:p text:style-name="P9">commun<text:tab/>prêtre<text:tab/>guérison<text:tab/>niveau 6<text:tab/>pxl2p607</text:p>
      <text:p text:style-name="P9">perso<text:tab/>prêtre<text:tab/>restauration majeure<text:tab/>niveau 7<text:tab/>pxl2p713</text:p>
      <text:p text:style-name="P12"/>
      <text:p text:style-name="P12">Morticia addams</text:p>
      <text:p text:style-name="P12">6x avenir fluctuant,<text:span text:style-name="T7"> 6x canon magique</text:span>, <text:span text:style-name="T7">6x Enchantement d'arme majeur,</text:span> 4x Aflliction</text:p>
      <text:p text:style-name="P12">commun<text:tab/>prêtre<text:tab/>fatalité<text:tab/>niveau 1<text:tab/>pxl2p113</text:p>
      <text:p text:style-name="P12">commun<text:tab/>prêtre<text:tab/>immobilisation des personnes<text:tab/>niveau 2<text:tab/>pxl2p208</text:p>
      <text:p text:style-name="P12"><text:soft-page-break/>perso<text:tab/>prêtre<text:tab/>silence sur 5 mètres<text:tab/>niveau 2<text:tab/>pxl2alb3 commun avec Albus Dumbledore </text:p>
      <text:p text:style-name="P4">commun<text:tab/>prêtre<text:tab/>délivrance de la malédiction<text:tab/>niveau 3<text:tab/>pxl2p307</text:p>
      <text:p text:style-name="P4"/>
      <text:p text:style-name="P15">Reine Geleeda la blanche</text:p>
      <text:p text:style-name="P11">6x Contact avec la nature, 6x corruption mnémonique, 7x sang bouillonnant, 1=6x toile électrique, 5x invocation arachnéenne</text:p>
      <text:p text:style-name="P13"/>
      <text:p text:style-name="P15">Imhotep</text:p>
      <text:p text:style-name="P4">perso<text:tab/><text:span text:style-name="T1">mage</text:span><text:tab/>horreur<text:tab/><text:span text:style-name="T1">niveau 1</text:span><text:tab/>pxl2imo1</text:p>
      <text:p text:style-name="P12">perso<text:tab/><text:span text:style-name="T1">mage</text:span><text:tab/>bouclier de feu (bleu)<text:tab/>niveau 4<text:tab/>pxl2imo2</text:p>
      <text:p text:style-name="P12">perso<text:tab/>prêtre<text:tab/>Fatalité rampante<text:tab/><text:span text:style-name="T1">niveau 6</text:span><text:tab/>pxl2imo3</text:p>
      <text:p text:style-name="P12">perso<text:tab/><text:span text:style-name="T1">mage</text:span><text:tab/>Affliction<text:tab/>niveau 7<text:tab/>pxl2imo4</text:p>
      <text:p text:style-name="P12"/>
      <text:p text:style-name="P12">Thulsa Doom</text:p>
      <text:p text:style-name="P12">1x griffe du malheur, 2x Sang bouillonnant, 1x Affliction, 1x main du diable</text:p>
      <text:p text:style-name="P12"/>
      <text:p text:style-name="P12">Glinda</text:p>
      <text:p text:style-name="P12">6x résistance contre les sorts, 6x bouclier des fées, 6x image réfl majeure, 6x avenir fluctuant, 6x Canon magique, 7x volée de projectile chroma, 7x Enchantement d'arme majeure, 6 x Invocation arahnéenene, 4x canon magique majeur</text:p>
      <text:p text:style-name="P12"/>
      <text:p text:style-name="P12">Zagor (élémentaliste) <text:span text:style-name="T8">remplacer éclair lvl 3 par Morsure du froid.icone pour main de liche, icône pour main demon</text:span></text:p>
      <text:p text:style-name="P10">2x Pulsation de flammes, 2x Cercle electrique, 2x Conflagration éléctrique, 1x Toile electique</text:p>
      <text:p text:style-name="P12">perso<text:tab/><text:span text:style-name="T1">prêtre</text:span><text:tab/>Convocation d'eleme de feu<text:tab/>niveau 6<text:tab/>pxl2zag1</text:p>
      <text:p text:style-name="P12">perso<text:tab/><text:span text:style-name="T1">prêtre</text:span><text:tab/>Invocation d'Elementaires<text:tab/>niveau 7<text:tab/>pxl2zag2</text:p>
      <text:p text:style-name="P12"/>
      <text:p text:style-name="P12">mémé ciredutemps</text:p>
      <text:p text:style-name="P12">1x Sang bouillonnant, 1x Enchantement d'arme majeure, 1x toile électrique, 1x affliction, 1x invocation arachnéenne,</text:p>
      <text:p text:style-name="P12">1x contrôle du temps</text:p>
      <text:p text:style-name="P12">commun<text:tab/>prêtre<text:tab/>fatalité<text:tab/>niveau 1<text:tab/>pxl2p113</text:p>
      <text:p text:style-name="P12"/>
      <text:p text:style-name="P13">Albus Dumbledore</text:p>
      <text:p text:style-name="P13">1x résistance contre les sorts, 3x Bouclier des fées, 1x volée de projectiles chroma, 1x Enchantement d'arme majeure,</text:p>
      <text:p text:style-name="P12">commun<text:tab/><text:span text:style-name="T1">prêtre</text:span><text:tab/>Apaisement<text:tab/>niveau 1<text:tab/>pxl2p108</text:p>
      <text:p text:style-name="P12">perso<text:tab/><text:span text:style-name="T1">prêtre</text:span><text:tab/>Détection des pièges<text:tab/>niveau 2<text:tab/>pxl2alb2</text:p>
      <text:p text:style-name="P12">perso<text:tab/><text:span text:style-name="T1">prêtre</text:span><text:tab/>Silence sur 5 mètres<text:tab/>niveau 2<text:tab/>pxl2alb3<text:span text:style-name="T8"><text:tab/>commun avec Morticia et Falgant</text:span></text:p>
      <text:p text:style-name="P12">comun<text:tab/><text:span text:style-name="T1">prêtre</text:span><text:tab/>Action libre<text:tab/>niveau 4<text:tab/>pxl2p403</text:p>
      <text:p text:style-name="P12">perso<text:tab/><text:span text:style-name="T1">prêtre</text:span><text:tab/>Protection contre la mort<text:tab/><text:span text:style-name="T1">niveau 5</text:span><text:tab/>pxl2alb5</text:p>
      <text:p text:style-name="P12">perso<text:tab/><text:span text:style-name="T1">prêtre</text:span><text:tab/>Miroir physique<text:tab/><text:span text:style-name="T1">niveau 5</text:span><text:tab/>pxl2alb6</text:p>
      <text:p text:style-name="P12">perso<text:tab/><text:span text:style-name="T1">mage</text:span><text:tab/>Vision véritable<text:tab/><text:span text:style-name="T1">niveau 5</text:span><text:tab/>pxl2p505</text:p>
      <text:p text:style-name="P12">perso<text:tab/><text:tab/><text:span text:style-name="T1">Ordre chaotiques de masse</text:span><text:tab/><text:span text:style-name="T1">niveau 6</text:span><text:tab/>pxl2alb8</text:p>
      <text:p text:style-name="P12"/>
      <text:p text:style-name="P12">Concelhaut</text:p>
      <text:p text:style-name="P12">1x Image réfléchie majeure, 1x canon magique majeur</text:p>
      <text:p text:style-name="P12"/>
      <text:p text:style-name="P12">Falgant</text:p>
      <text:p text:style-name="P12">1x Force incommensurable, 2x Fureur combative, 2x note résonante (pas à patcher), 1x Rage de masse</text:p>
      <text:p text:style-name="P4"/>
      <text:p text:style-name="P4">Haazheel Thorn</text:p>
      <text:p text:style-name="P4">commun<text:tab/>mage<text:tab/>Grande malédiction<text:tab/>niveau 4<text:tab/>pxl2w412</text:p>
      <text:p text:style-name="P4">perso<text:tab/><text:span text:style-name="T1">mage</text:span><text:tab/>Sort de mort<text:tab/><text:span text:style-name="T1">niveau 5</text:span><text:tab/>pxlhaa2</text:p>
      <text:p text:style-name="P4">perso<text:tab/>prêtre<text:tab/>Doigt de mort<text:tab/><text:span text:style-name="T1">niveau 6</text:span><text:tab/>pxlhaa3</text:p>
      <text:p text:style-name="P4">perso<text:tab/><text:span text:style-name="T1">mage</text:span><text:tab/>Flétrissure abominable <text:tab/><text:span text:style-name="T1">niveau 7</text:span><text:tab/>pxlhaa1</text:p>
      <text:p text:style-name="P4"/>
      <text:p text:style-name="P4">Zandalor</text:p>
      <text:p text:style-name="P4">1x image réfléchie majeure, 1x avenir fluctuant, 1x conversion magique, 1x mémorisation <text:span text:style-name="T9">(ne sert à rien, à la place donner 1 sort de plus de chaque niveau comme s'il l'avait lancé)</text:span><text:span text:style-name="T10"> 1x Enchantement d'arme majeure, 1x Lamétoile, 1x invocation arachnéenne, 1x Téléportation explosiv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4M25S</meta:editing-duration>
    <meta:editing-cycles>17</meta:editing-cycles>
    <meta:generator>OpenOffice/4.1.7$Win32 OpenOffice.org_project/417m1$Build-9800</meta:generator>
    <dc:date>2022-08-18T13:42:30.94</dc:date>
    <meta:document-statistic meta:table-count="0" meta:image-count="0" meta:object-count="0" meta:page-count="3" meta:paragraph-count="140" meta:word-count="1142" meta:character-count="7376"/>
    <meta:user-defined meta:name="Info 1"/>
    <meta:user-defined meta:name="Info 2"/>
    <meta:user-defined meta:name="Info 3"/>
    <meta:user-defined meta:name="Info 4"/>
  </office:meta>
</office:document-meta>
</file>